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639" officeooo:paragraph-rsid="001e8639"/>
    </style:style>
    <style:style style:name="P2" style:family="paragraph" style:parent-style-name="Standard">
      <style:paragraph-properties fo:text-align="center" style:justify-single-word="false"/>
      <style:text-properties officeooo:rsid="001e8639" officeooo:paragraph-rsid="001e8639"/>
    </style:style>
    <style:style style:name="P3" style:family="paragraph" style:parent-style-name="Standard">
      <style:text-properties officeooo:rsid="001f5e1d" officeooo:paragraph-rsid="001f5e1d"/>
    </style:style>
    <style:style style:name="P4" style:family="paragraph" style:parent-style-name="Standard">
      <style:text-properties style:font-name="Liberation Serif1" officeooo:rsid="001e8639" officeooo:paragraph-rsid="001e8639"/>
    </style:style>
    <style:style style:name="P5" style:family="paragraph" style:parent-style-name="Standard">
      <style:text-properties fo:font-weight="normal" officeooo:rsid="001f5e1d" officeooo:paragraph-rsid="001f5e1d" style:font-weight-asian="normal" style:font-weight-complex="normal"/>
    </style:style>
    <style:style style:name="P6" style:family="paragraph" style:parent-style-name="Standard">
      <style:text-properties fo:font-weight="normal" officeooo:rsid="00213d54" officeooo:paragraph-rsid="00213d54" style:font-weight-asian="normal" style:font-weight-complex="normal"/>
    </style:style>
    <style:style style:name="P7" style:family="paragraph" style:parent-style-name="Standard">
      <style:text-properties fo:font-weight="normal" officeooo:rsid="0023b29d" officeooo:paragraph-rsid="0023b29d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4pt" officeooo:rsid="00240a87" officeooo:paragraph-rsid="00240a87" style:font-size-asian="21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6pt" fo:font-weight="bold" officeooo:rsid="00240a87" officeooo:paragraph-rsid="00240a87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240a87" officeooo:paragraph-rsid="00240a87" style:font-size-asian="26pt" style:font-size-complex="26pt"/>
    </style:style>
    <style:style style:name="P11" style:family="paragraph" style:parent-style-name="Standard">
      <style:paragraph-properties fo:text-align="center" style:justify-single-word="false"/>
      <style:text-properties fo:color="#333333" fo:font-size="24pt" officeooo:rsid="00240a87" officeooo:paragraph-rsid="00240a87" style:font-size-asian="21pt" style:font-size-complex="24pt"/>
    </style:style>
    <style:style style:name="P12" style:family="paragraph" style:parent-style-name="Standard">
      <style:text-properties fo:color="#333333" officeooo:rsid="001e8639" officeooo:paragraph-rsid="001e8639"/>
    </style:style>
    <style:style style:name="P13" style:family="paragraph" style:parent-style-name="Standard">
      <style:text-properties fo:color="#333333" fo:font-weight="bold" officeooo:rsid="001e8639" officeooo:paragraph-rsid="001e8639" style:font-weight-asian="bold" style:font-weight-complex="bold"/>
    </style:style>
    <style:style style:name="P14" style:family="paragraph" style:parent-style-name="Standard">
      <style:text-properties fo:color="#333333" fo:font-weight="bold" officeooo:rsid="001e8639" officeooo:paragraph-rsid="00213d54" style:font-weight-asian="bold" style:font-weight-complex="bold"/>
    </style:style>
    <style:style style:name="P15" style:family="paragraph" style:parent-style-name="Standard">
      <style:text-properties fo:color="#333333" fo:font-weight="bold" officeooo:rsid="001e8639" officeooo:paragraph-rsid="0022188d" style:font-weight-asian="bold" style:font-weight-complex="bold"/>
    </style:style>
    <style:style style:name="P16" style:family="paragraph" style:parent-style-name="Standard">
      <style:text-properties fo:font-weight="normal" officeooo:rsid="00240a87" officeooo:paragraph-rsid="00213d54" style:font-weight-asian="normal" style:font-weight-complex="normal"/>
    </style:style>
    <style:style style:name="P17" style:family="paragraph" style:parent-style-name="Standard">
      <style:text-properties fo:font-weight="normal" officeooo:rsid="00213d54" officeooo:paragraph-rsid="0024f2b7" style:font-weight-asian="normal" style:font-weight-complex="normal"/>
    </style:style>
    <style:style style:name="P18" style:family="paragraph" style:parent-style-name="Standard">
      <style:text-properties fo:font-weight="normal" officeooo:rsid="0022188d" officeooo:paragraph-rsid="0024f2b7" style:font-weight-asian="normal" style:font-weight-complex="normal"/>
    </style:style>
    <style:style style:name="P19" style:family="paragraph" style:parent-style-name="Standard">
      <style:text-properties fo:color="#333333" fo:font-weight="normal" officeooo:rsid="00240a87" officeooo:paragraph-rsid="0022188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1"/>
    </style:style>
    <style:style style:name="T3" style:family="text">
      <style:text-properties fo:font-weight="normal" officeooo:rsid="00240a87" style:font-weight-asian="normal" style:font-weight-complex="normal"/>
    </style:style>
    <style:style style:name="T4" style:family="text">
      <style:text-properties officeooo:rsid="0020922a"/>
    </style:style>
    <style:style style:name="T5" style:family="text">
      <style:text-properties officeooo:rsid="00213d54"/>
    </style:style>
    <style:style style:name="T6" style:family="text">
      <style:text-properties officeooo:rsid="0022188d"/>
    </style:style>
    <style:style style:name="T7" style:family="text">
      <style:text-properties officeooo:rsid="00240a87"/>
    </style:style>
    <style:style style:name="T8" style:family="text">
      <style:text-properties fo:font-style="italic" fo:font-weight="normal" officeooo:rsid="00240a87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6c819" style:font-style-asian="italic" style:font-style-complex="italic"/>
    </style:style>
    <style:style style:name="T11" style:family="text">
      <style:text-properties fo:font-style="normal" fo:font-weight="normal" officeooo:rsid="00240a87" style:font-style-asian="normal" style:font-weight-asian="normal" style:font-style-complex="normal" style:font-weight-complex="normal"/>
    </style:style>
    <style:style style:name="T12" style:family="text">
      <style:text-properties officeooo:rsid="0024f2b7"/>
    </style:style>
    <style:style style:name="T13" style:family="text">
      <style:text-properties style:font-name="Liberation Serif1" officeooo:rsid="0024f2b7"/>
    </style:style>
    <style:style style:name="T14" style:family="text">
      <style:text-properties style:font-name="Liberation Serif" officeooo:rsid="0024f2b7"/>
    </style:style>
    <style:style style:name="T15" style:family="text">
      <style:text-properties officeooo:rsid="0026c8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TÖL 104G</text:p>
      <text:p text:style-name="P9"/>
      <text:p text:style-name="P11">Stærðfræðimynstur í tölvunarfræði</text:p>
      <text:p text:style-name="P11">Einstaklingverkefni viku: 7</text:p>
      <text:p text:style-name="P8"/>
      <text:p text:style-name="P11">Nemandi: </text:p>
      <text:p text:style-name="P10">Rakel María Brynjólfsdóttir</text:p>
      <text:p text:style-name="P11"/>
      <text:p text:style-name="P11">Póstfang: </text:p>
      <text:p text:style-name="P10">rmb3@hi.is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<text:span text:style-name="T1">Dæmi 1: </text:span>Þáttið eftirfarandi tölur í prímþætti.</text:p>
      <text:p text:style-name="P12"/>
      <text:p text:style-name="P1">a) n = 6<text:tab/><text:tab/>6 = 2¹ <text:span text:style-name="T2">· 3¹</text:span></text:p>
      <text:p text:style-name="P4"/>
      <text:p text:style-name="P4">b) n = 256<text:tab/><text:tab/>256 = 2⁸</text:p>
      <text:p text:style-name="P4"/>
      <text:p text:style-name="P4">c) n = 257<text:tab/><text:tab/>257 = 257¹</text:p>
      <text:p text:style-name="P4"/>
      <text:p text:style-name="P4">d) n = 81<text:tab/><text:tab/>81 = 3⁴</text:p>
      <text:p text:style-name="P4"/>
      <text:p text:style-name="P4">e) n = 1 000<text:tab/><text:tab/>1000 = 2³ · 5³</text:p>
      <text:p text:style-name="P4"/>
      <text:p text:style-name="P4">f) n = 1 000 000<text:tab/>1 000 000 = 2⁶ · 5⁶</text:p>
      <text:p text:style-name="P4"/>
      <text:p text:style-name="P4">g) n = 15 360 <text:tab/><text:tab/>15 360 = 2¹⁰ · 3¹ · 5¹</text:p>
      <text:p text:style-name="P4"/>
      <text:p text:style-name="P4">h) n = 697 <text:tab/><text:tab/>697 = 17¹ · 41¹</text:p>
      <text:p text:style-name="P4"/>
      <text:p text:style-name="P4">i) j = 2 310<text:tab/><text:tab/>2 310 = 2¹ · 3¹ · 5¹ · 7¹ · 11¹</text:p>
      <text:p text:style-name="P1"/>
      <text:p text:style-name="P4"/>
      <text:p text:style-name="P13">Dæmi 2: <text:span text:style-name="T3">Reiknið 123³³ (mod 257) með algríminu fyrir mátaða veldishafningu, sýnið gildin á </text:span><text:span text:style-name="T8">p, g </text:span><text:span text:style-name="T11">og </text:span><text:span text:style-name="T8">r </text:span><text:span text:style-name="T11">fyrir hverja umferð lykkjunar. </text:span></text:p>
      <text:p text:style-name="P1"/>
      <text:p text:style-name="P5">Upphafsgildi: </text:p>
      <text:p text:style-name="P5">p: 1<text:tab/><text:tab/>q: 123<text:tab/><text:tab/>r: 33</text:p>
      <text:p text:style-name="P3"/>
      <text:p text:style-name="P5">Lykkja númer: </text:p>
      <text:p text:style-name="P3"/>
      <text:p text:style-name="P5">1. p:123<text:tab/>q:123<text:tab/><text:tab/>r :32</text:p>
      <text:p text:style-name="P5">2. p:123<text:tab/>q:223<text:tab/><text:tab/>r :16</text:p>
      <text:p text:style-name="P5">3. p:123<text:tab/>q:128<text:tab/><text:tab/>r :8</text:p>
      <text:p text:style-name="P5">4. p:123<text:tab/>q:193<text:tab/><text:tab/>r :4</text:p>
      <text:p text:style-name="P5">5. p:123<text:tab/>q:241<text:tab/><text:tab/>r :2</text:p>
      <text:p text:style-name="P5">6. p:123<text:tab/>q:256<text:tab/><text:tab/>r :1</text:p>
      <text:p text:style-name="P5">7. p:134<text:tab/>q:256<text:tab/><text:tab/>r :0</text:p>
      <text:p text:style-name="P3"/>
      <text:p text:style-name="P5">Svar: 123³³<text:span text:style-name="T4"> (</text:span>mod<text:span text:style-name="T4"> </text:span>25<text:span text:style-name="T4">7)</text:span> = 134</text:p>
      <text:p text:style-name="P5"/>
      <text:p text:style-name="P14">Dæmi <text:span text:style-name="T5">3</text:span>:<text:span text:style-name="T7"> </text:span><text:span text:style-name="T3">Fyrir eftirfarandi köll á fallið “mátaðveldi” fyrir mátaða veldishafningu, hve oft er framkvæmd margföldun? </text:span></text:p>
      <text:p text:style-name="P16"/>
      <text:p text:style-name="P6">a)<text:span text:style-name="T12"> mátaðveldi(11,111,1111)<text:tab/><text:tab/>: </text:span>12</text:p>
      <text:p text:style-name="P17">b)<text:span text:style-name="T12"> mátaðveldi(7,11,111)<text:tab/><text:tab/>: </text:span>6</text:p>
      <text:p text:style-name="P17">c)<text:span text:style-name="T12"> mátaðveldi(7,32,65537)</text:span> <text:span text:style-name="T12"><text:tab/><text:tab/>: </text:span>6</text:p>
      <text:p text:style-name="P17">d)<text:span text:style-name="T12"> mátaðveldi(7,33,65537)</text:span> <text:span text:style-name="T12"><text:tab/><text:tab/>: </text:span>7</text:p>
      <text:p text:style-name="P17">e)<text:span text:style-name="T12"> mátaðveldi(7,31,65537)<text:tab/><text:tab/>: </text:span>9<text:span text:style-name="T12"> </text:span></text:p>
      <text:p text:style-name="P17">f)<text:span text:style-name="T12"> mátaðveldi(7,1024,65537)</text:span> <text:span text:style-name="T12"><text:tab/><text:tab/>: </text:span>11</text:p>
      <text:p text:style-name="P17">g)<text:span text:style-name="T12"> mátaðveldi(7,1024</text:span><text:span text:style-name="T13">·</text:span><text:span text:style-name="T14">1024,65537)</text:span> <text:span text:style-name="T12"><text:tab/>: </text:span>21</text:p>
      <text:p text:style-name="P18">h)<text:span text:style-name="T12"> mátaðveldi(7,512,65537)</text:span> <text:span text:style-name="T12"><text:tab/><text:tab/>: </text:span>10</text:p>
      <text:p text:style-name="P18">i)<text:span text:style-name="T12"> mátaðveldi(7,513,65537)<text:tab/></text:span> <text:span text:style-name="T12"><text:tab/>: </text:span>11</text:p>
      <text:p text:style-name="P18">j)<text:span text:style-name="T12"> mátaðveldi(7,511,65537)<text:tab/><text:tab/>: </text:span>17</text:p>
      <text:p text:style-name="P15"><text:soft-page-break/>Dæmi<text:span text:style-name="T6"> 4</text:span>:<text:span text:style-name="T7"> </text:span><text:span text:style-name="T3">Sannið setningarnar. </text:span></text:p>
      <text:p text:style-name="P19"/>
      <text:p text:style-name="P7">a) Þar sem <text:span text:style-name="T9">a</text:span><text:span text:style-name="T15"> </text:span>|<text:span text:style-name="T15"> </text:span><text:span text:style-name="T9">b</text:span> er til heiltala <text:span text:style-name="T10">n</text:span> þannig að <text:span text:style-name="T9">b</text:span><text:span text:style-name="T15"> </text:span><text:span text:style-name="T9">=</text:span><text:span text:style-name="T15"> </text:span><text:span text:style-name="T9">na</text:span>. Þá fæst <text:span text:style-name="T9">bc</text:span><text:span text:style-name="T10"> </text:span><text:span text:style-name="T9">=</text:span><text:span text:style-name="T10"> </text:span><text:span text:style-name="T9">nac </text:span>sem hægt er að skrifa <text:span text:style-name="T9">bc</text:span><text:span text:style-name="T10"> </text:span><text:span text:style-name="T9">=</text:span><text:span text:style-name="T10"> </text:span><text:span text:style-name="T9">(nc)a</text:span> og því er <text:span text:style-name="T9">bc</text:span> margfeldi <text:span text:style-name="T9">a</text:span>. </text:p>
      <text:p text:style-name="P7"/>
      <text:p text:style-name="P7">b) Þar sem <text:span text:style-name="T9">a</text:span><text:span text:style-name="T10"> </text:span><text:span text:style-name="T9">|</text:span><text:span text:style-name="T10"> </text:span><text:span text:style-name="T9">b</text:span> er til heiltala <text:span text:style-name="T9">n</text:span> þannig að <text:span text:style-name="T9">b</text:span><text:span text:style-name="T10"> </text:span><text:span text:style-name="T9">=</text:span><text:span text:style-name="T10"> </text:span><text:span text:style-name="T9">na</text:span>. Þar sem <text:span text:style-name="T9">b</text:span><text:span text:style-name="T10"> </text:span><text:span text:style-name="T9">|</text:span><text:span text:style-name="T10"> </text:span><text:span text:style-name="T9">c</text:span> er til heiltala <text:span text:style-name="T9">m</text:span> þannig að <text:span text:style-name="T9">c</text:span><text:span text:style-name="T10"> </text:span><text:span text:style-name="T9">=</text:span><text:span text:style-name="T10"> </text:span><text:span text:style-name="T9">mb</text:span>. Þá fæst að <text:span text:style-name="T9">b</text:span><text:span text:style-name="T10"> </text:span><text:span text:style-name="T9">=</text:span><text:span text:style-name="T10"> </text:span><text:span text:style-name="T9">na</text:span> og <text:span text:style-name="T9">b</text:span><text:span text:style-name="T10"> </text:span><text:span text:style-name="T9">=</text:span><text:span text:style-name="T10"> </text:span><text:span text:style-name="T9">c/m</text:span>, þá getum við skrifa <text:span text:style-name="T9">na</text:span><text:span text:style-name="T10"> </text:span><text:span text:style-name="T9">=</text:span><text:span text:style-name="T10"> </text:span><text:span text:style-name="T9">c/m</text:span> og því er <text:span text:style-name="T9">c</text:span><text:span text:style-name="T10"> </text:span><text:span text:style-name="T9">=</text:span><text:span text:style-name="T10"> </text:span><text:span text:style-name="T9">mna</text:span> sem hægt er að skrifa <text:span text:style-name="T9">c</text:span><text:span text:style-name="T10"> </text:span><text:span text:style-name="T9">=</text:span><text:span text:style-name="T10"> </text:span><text:span text:style-name="T9">(mn)a</text:span> og því er <text:span text:style-name="T9">c</text:span> margfeldi <text:span text:style-name="T9">a</text:span>. </text:p>
      <text:p text:style-name="P6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3:44:58.939537514</meta:creation-date>
    <meta:editing-duration>PT6H51M40S</meta:editing-duration>
    <meta:editing-cycles>4</meta:editing-cycles>
    <meta:generator>LibreOffice/4.2.3.3$Linux_X86_64 LibreOffice_project/420m0$Build-3</meta:generator>
    <meta:initial-creator>Rakel </meta:initial-creator>
    <dc:date>2015-10-08T09:30:42.060815465</dc:date>
    <dc:creator>Rakel </dc:creator>
    <meta:document-statistic meta:table-count="0" meta:image-count="0" meta:object-count="0" meta:page-count="3" meta:paragraph-count="43" meta:word-count="369" meta:character-count="1607" meta:non-whitespace-character-count="1261"/>
  </office:meta>
</office:document-meta>
</file>